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font-name="Liberation Serif"/>
    </style:style>
    <style:style style:name="ce10" style:family="table-cell" style:parent-style-name="Default">
      <style:table-cell-properties fo:wrap-option="wrap" fo:border="0.002cm solid #000000"/>
      <style:text-properties style:font-name="Liberation Serif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Liberation Serif"/>
    </style:style>
    <style:style style:name="ce1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5" table:number-columns-repeated="12" table:default-cell-style-name="ce9"/>
        <table:table-column table:style-name="co6" table:number-columns-repeated="1007" table:default-cell-style-name="ce9"/>
        <table:table-row table:style-name="ro1">
          <table:table-cell table:style-name="ce1" office:value-type="string" table:number-columns-spanned="5" table:number-rows-spanned="1">
            <text:p>Nome do Projeto: <text:span text:style-name="T1">Autom</text:span><text:span text:style-name="T1">ation Demo Site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table:number-columns-spanned="5" table:number-rows-spanned="1">
            <text:p>Caso de teste</text:p>
          </table:table-cell>
          <table:covered-table-cell table:number-columns-repeated="4" table:style-name="ce10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ID do caso de teste: <text:span text:style-name="T1">TC_001</text:span></text:p>
          </table:table-cell>
          <table:covered-table-cell table:style-name="ce5"/>
          <table:covered-table-cell table:style-name="ce10"/>
          <table:table-cell table:style-name="ce10" office:value-type="string" table:number-columns-spanned="2" table:number-rows-spanned="1">
            <text:p><text:span text:style-name="T2">Teste Projetado </text:span><text:span text:style-name="T2">por</text:span>: Rafael de Mello Alfarone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Prioridade de teste: <text:span text:style-name="T1">Alta</text:span></text:p>
          </table:table-cell>
          <table:covered-table-cell table:style-name="ce11"/>
          <table:covered-table-cell table:style-name="ce13"/>
          <table:table-cell table:style-name="ce11" office:value-type="string" table:number-columns-spanned="2" table:number-rows-spanned="1">
            <text:p><text:span text:style-name="T2">Data projetada </text:span><text:span text:style-name="T2">teste:</text:span> 26/08/2020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Nome do módulo: <text:span text:style-name="T1">Register</text:span></text:p>
          </table:table-cell>
          <table:covered-table-cell table:number-columns-repeated="2" table:style-name="ce10"/>
          <table:table-cell table:style-name="ce5" office:value-type="string" table:number-columns-spanned="2" table:number-rows-spanned="1">
            <text:p>Teste executado por: <text:span text:style-name="T1">Rafael de </text:span><text:span text:style-name="T1">Mello Alfarone</text:span>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5" office:value-type="string" table:number-columns-spanned="3" table:number-rows-spanned="1">
            <text:p>Título do teste: <text:span text:style-name="T1">Testar o </text:span><text:span text:style-name="T1">campo “E-mail </text:span><text:span text:style-name="T1">Address”</text:span>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<text:span text:style-name="T2">Data de execução </text:span><text:span text:style-name="T2">do </text:span><text:span text:style-name="T2">teste:</text:span> 26/08/2020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5" office:value-type="string" table:number-columns-spanned="5" table:number-rows-spanned="1">
            <text:p>Descrição: <text:span text:style-name="T1">Verifica</text:span><text:span text:style-name="T1">r regras do campo </text:span><text:span text:style-name="T1">“E-mail Address”.</text:span></text:p>
          </table:table-cell>
          <table:covered-table-cell table:number-columns-repeated="4" table:style-name="ce10"/>
          <table:table-cell table:number-columns-repeated="1019"/>
        </table:table-row>
        <table:table-row table:style-name="ro3">
          <table:table-cell table:style-name="ce6"/>
          <table:table-cell table:number-columns-repeated="1023"/>
        </table:table-row>
        <table:table-row table:style-name="ro4">
          <table:table-cell table:style-name="ce4" office:value-type="string" table:number-columns-spanned="5" table:number-rows-spanned="1">
            <text:p>Condições prévias: <text:span text:style-name="T1">Acessar </text:span><text:span text:style-name="T1">módulo “Register”</text:span></text:p>
            <text:p>Dependências: <text:span text:style-name="T1">Nenhuma</text:span>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5" office:value-type="string">
            <text:p>Nº Etapa</text:p>
          </table:table-cell>
          <table:table-cell table:style-name="ce5" office:value-type="string">
            <text:p>Etapas do Teste</text:p>
          </table:table-cell>
          <table:table-cell table:style-name="ce5" office:value-type="string">
            <text:p>Dados de teste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atual e status</text:p>
          </table:table-cell>
          <table:table-cell table:number-columns-repeated="1019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2" office:value-type="string">
            <text:p>Campo obrigatório e tipo texto.</text:p>
          </table:table-cell>
          <table:table-cell table:style-name="ce10" office:value-type="string">
            <text:p>Enviar campo em branco.</text:p>
          </table:table-cell>
          <table:table-cell table:style-name="ce12" office:value-type="string">
            <text:p>Apresentar mensagem de erro quando em branco.</text:p>
          </table:table-cell>
          <table:table-cell table:style-name="ce12" office:value-type="string">
            <text:p>Campo seguindo a regra e apresentando mensagem, mas não segue padrão de campos iniciando palavras com letra maiúscula. (Reprovado)</text:p>
          </table:table-cell>
          <table:table-cell table:number-columns-repeated="1019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12" office:value-type="string">
            <text:p>Antes e depois de @ não pode ser enviado branco.</text:p>
          </table:table-cell>
          <table:table-cell table:style-name="ce10" office:value-type="string">
            <text:p>Gasdf@</text:p>
            <text:p>@hbt</text:p>
          </table:table-cell>
          <table:table-cell table:style-name="ce12" office:value-type="string">
            <text:p>O e-mail deve ser aceito seguindo as regras ou enviar menssagem de erro se não seguir.</text:p>
          </table:table-cell>
          <table:table-cell table:style-name="ce12" office:value-type="string">
            <text:p>Campo seguindo a regra e apresentando mensagem. (Aprovado)</text:p>
          </table:table-cell>
          <table:table-cell table:number-columns-repeated="1019"/>
        </table:table-row>
        <table:table-row table:style-name="ro6">
          <table:table-cell table:style-name="ce8" office:value-type="float" office:value="3">
            <text:p>3</text:p>
          </table:table-cell>
          <table:table-cell table:style-name="ce12" office:value-type="string">
            <text:p>Antes de @ pode conter letras latinas, números de 0 a 9 e os caracteres especiais # $% &amp; ‘* + – / = ^ _ `{|} ~!?.</text:p>
          </table:table-cell>
          <table:table-cell table:style-name="ce10" office:value-type="string">
            <text:p>gasdf@ASD</text:p>
            <text:p>1234@ZXC</text:p>
            <text:p>#$%@hjk</text:p>
          </table:table-cell>
          <table:table-cell table:style-name="ce12" office:value-type="string">
            <text:p>O e-mail deve ser aceito seguindo as regras ou enviar menssagem de erro se não seguir.</text:p>
          </table:table-cell>
          <table:table-cell table:style-name="ce12" office:value-type="string">
            <text:p>Campo seguindo as regras. (Aprovado)</text:p>
          </table:table-cell>
          <table:table-cell table:number-columns-repeated="1019"/>
        </table:table-row>
        <table:table-row table:style-name="ro7">
          <table:table-cell table:style-name="ce8" office:value-type="float" office:value="4">
            <text:p>4</text:p>
          </table:table-cell>
          <table:table-cell table:style-name="ce12" office:value-type="string">
            <text:p>Antes de @ pode conter ponto “.” somente se estiver entre os outros personagens.</text:p>
          </table:table-cell>
          <table:table-cell table:style-name="ce10" office:value-type="string">
            <text:p>asd.123@tryu</text:p>
            <text:p>.12QWas@234</text:p>
            <text:p>.asdasfasf465@123</text:p>
          </table:table-cell>
          <table:table-cell table:style-name="ce12" office:value-type="string">
            <text:p>O e-mail deve ser aceito seguindo a regra ou enviar menssagem de erro se não seguir.</text:p>
          </table:table-cell>
          <table:table-cell table:style-name="ce12" office:value-type="string">
            <text:p>Campo aceitando ponto”.” sem estar entre outros personagens. (Reprovado)</text:p>
          </table:table-cell>
          <table:table-cell table:style-name="ce14" table:number-columns-repeated="6"/>
          <table:table-cell table:number-columns-repeated="1013"/>
        </table:table-row>
        <table:table-row table:style-name="ro6">
          <table:table-cell table:style-name="ce8" office:value-type="float" office:value="5">
            <text:p>5</text:p>
          </table:table-cell>
          <table:table-cell table:style-name="ce12" office:value-type="string">
            <text:p>Antes de @ não pode conter espaço e caracteres “(): &lt;&gt; @ [\]</text:p>
          </table:table-cell>
          <table:table-cell table:style-name="ce10" office:value-type="string">
            <text:p>\afs@ASD</text:p>
            <text:p>[]()@ASD</text:p>
            <text:p>“”@mdu</text:p>
          </table:table-cell>
          <table:table-cell table:style-name="ce12" office:value-type="string">
            <text:p>O e-mail deve ser aceito seguindo a regra ou enviar menssagem de erro se não seguir.</text:p>
          </table:table-cell>
          <table:table-cell table:style-name="ce12" office:value-type="string">
            <text:p>Campo seguindo a regra e apresentando mensagem. (Aprovado)</text:p>
          </table:table-cell>
          <table:table-cell table:number-columns-repeated="11"/>
          <table:table-cell table:style-name="ce14"/>
          <table:table-cell table:number-columns-repeated="1007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2" office:value-type="string">
            <text:p>Após o símbolo @ poder conter letras latinas, números de 0 a 9, se o nome do domínio contiver não apenas os valores numéricos e “-” se estiver entre outros caracteres</text:p>
          </table:table-cell>
          <table:table-cell table:style-name="ce12" office:value-type="string">
            <text:p><text:a xlink:href="mailto:jdis@isdj">jdis@isdj</text:a></text:p>
            <text:p><text:a xlink:href="mailto:jaiosdj@ja21">jaiosdj@ja21</text:a></text:p>
            <text:p>.<text:a xlink:href="mailto:12QWas@234">12QWas@234</text:a></text:p>
            <text:p>Kxvzsdu@-</text:p>
            <text:p>akjsdf@a-</text:p>
            <text:p>lkadnvs@-a</text:p>
          </table:table-cell>
          <table:table-cell table:style-name="ce12" office:value-type="string">
            <text:p>O e-mail deve ser aceito seguindo as regras ou enviar menssagem de erro se não seguir.</text:p>
          </table:table-cell>
          <table:table-cell table:style-name="ce12" office:value-type="string">
            <text:p>Campo aceitando apenas números após @. (Reprovado)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3" office:value-type="string" table:number-columns-spanned="5" table:number-rows-spanned="1">
            <text:p>Caso de teste</text:p>
          </table:table-cell>
          <table:covered-table-cell table:number-columns-repeated="4" table:style-name="ce10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ID do caso de teste: <text:span text:style-name="T1">TC_002</text:span></text:p>
          </table:table-cell>
          <table:covered-table-cell table:style-name="ce5"/>
          <table:covered-table-cell table:style-name="ce10"/>
          <table:table-cell table:style-name="ce10" office:value-type="string" table:number-columns-spanned="2" table:number-rows-spanned="1">
            <text:p><text:span text:style-name="T2">Teste Projetado </text:span><text:span text:style-name="T2">por</text:span>: Rafael de Mello Alfarone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Prioridade de teste:<text:span text:style-name="T1"> Alta</text:span></text:p>
          </table:table-cell>
          <table:covered-table-cell table:style-name="ce11"/>
          <table:covered-table-cell table:style-name="ce13"/>
          <table:table-cell table:style-name="ce11" office:value-type="string" table:number-columns-spanned="2" table:number-rows-spanned="1">
            <text:p><text:span text:style-name="T2">Data projetada </text:span><text:span text:style-name="T2">teste:</text:span> 26/08/2020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Nome do módulo: <text:span text:style-name="T1">Register</text:span></text:p>
          </table:table-cell>
          <table:covered-table-cell table:number-columns-repeated="2" table:style-name="ce10"/>
          <table:table-cell table:style-name="ce5" office:value-type="string" table:number-columns-spanned="2" table:number-rows-spanned="1">
            <text:p>Teste executado por: <text:span text:style-name="T1">Rafael de </text:span><text:span text:style-name="T1">Mello Alfarone</text:span>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5" office:value-type="string" table:number-columns-spanned="3" table:number-rows-spanned="1">
            <text:p>Título do teste: <text:span text:style-name="T1">Testar o </text:span><text:span text:style-name="T1">campo “Date Of </text:span><text:span text:style-name="T1">Birth”</text:span>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<text:span text:style-name="T2">Data de execução </text:span><text:span text:style-name="T2">do </text:span><text:span text:style-name="T2">teste:</text:span> 26/08/2020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5" office:value-type="string" table:number-columns-spanned="5" table:number-rows-spanned="1">
            <text:p>Descrição: <text:span text:style-name="T1">Verifica</text:span><text:span text:style-name="T1">r regras do campo </text:span><text:span text:style-name="T1">“Date Of Birth”.</text:span></text:p>
          </table:table-cell>
          <table:covered-table-cell table:number-columns-repeated="4" table:style-name="ce10"/>
          <table:table-cell table:number-columns-repeated="1019"/>
        </table:table-row>
        <table:table-row table:style-name="ro3">
          <table:table-cell table:style-name="ce6"/>
          <table:table-cell table:number-columns-repeated="1023"/>
        </table:table-row>
        <table:table-row table:style-name="ro4">
          <table:table-cell table:style-name="ce4" office:value-type="string" table:number-columns-spanned="5" table:number-rows-spanned="1">
            <text:p>Condições prévias: <text:span text:style-name="T1">Acessar </text:span><text:span text:style-name="T1">módulo “Register”</text:span></text:p>
            <text:p>Dependências: <text:span text:style-name="T1">Nenhuma</text:span>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5" office:value-type="string">
            <text:p>Nº Etapa</text:p>
          </table:table-cell>
          <table:table-cell table:style-name="ce5" office:value-type="string">
            <text:p>Etapas do Teste</text:p>
          </table:table-cell>
          <table:table-cell table:style-name="ce5" office:value-type="string">
            <text:p>Dados de teste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atual e status</text:p>
          </table:table-cell>
          <table:table-cell table:number-columns-repeated="1019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2" office:value-type="string">
            <text:p>O campo ”Year” é obrigatório e do tipo caixa de seleção com números de 4 dígitos cadastrados.</text:p>
          </table:table-cell>
          <table:table-cell table:style-name="ce10" office:value-type="string">
            <text:p>Enviar campo em branco.</text:p>
          </table:table-cell>
          <table:table-cell table:style-name="ce12" office:value-type="string">
            <text:p>Apresentar mensagem de erro quando em branco.</text:p>
          </table:table-cell>
          <table:table-cell table:style-name="ce12" office:value-type="string">
            <text:p>Campo seguindo as regras de obrigatoriédade e dígitos, mas não segue padrão de campos iniciando com letra maiúscula. (Reprovado)</text:p>
          </table:table-cell>
          <table:table-cell table:number-columns-repeated="1019"/>
        </table:table-row>
        <table:table-row table:style-name="ro8">
          <table:table-cell table:style-name="ce8" office:value-type="float" office:value="2">
            <text:p>2</text:p>
          </table:table-cell>
          <table:table-cell table:style-name="ce12" office:value-type="string">
            <text:p>O campo ”Month” é obrigatório e do tipo caixa de seleção com meses cadastrados.</text:p>
          </table:table-cell>
          <table:table-cell table:style-name="ce10" office:value-type="string">
            <text:p>Enviar campo em branco.</text:p>
          </table:table-cell>
          <table:table-cell table:style-name="ce12" office:value-type="string">
            <text:p>Apresentar mensagem de erro quando em branco.</text:p>
          </table:table-cell>
          <table:table-cell table:style-name="ce12" office:value-type="string">
            <text:p>Campo seguindo a regra e apresentando mensagem. (Aprovado)</text:p>
          </table:table-cell>
          <table:table-cell table:number-columns-repeated="1019"/>
        </table:table-row>
        <table:table-row table:style-name="ro8">
          <table:table-cell table:style-name="ce8" office:value-type="float" office:value="3">
            <text:p>3</text:p>
          </table:table-cell>
          <table:table-cell table:style-name="ce12" office:value-type="string">
            <text:p>O campo ”Day” é obrigatório e do tipo caixa de seleção com números 1 a 31 cadastrados.</text:p>
          </table:table-cell>
          <table:table-cell table:style-name="ce10" office:value-type="string">
            <text:p>Enviar campo em branco.</text:p>
          </table:table-cell>
          <table:table-cell table:style-name="ce12" office:value-type="string">
            <text:p>Apresentar mensagem de erro quando em branco.</text:p>
          </table:table-cell>
          <table:table-cell table:style-name="ce12" office:value-type="string">
            <text:p>Campo seguindo a regra e apresentando mensagem. (Aprovado)</text:p>
          </table:table-cell>
          <table:table-cell table:number-columns-repeated="1019"/>
        </table:table-row>
        <table:table-row table:style-name="ro8">
          <table:table-cell table:style-name="ce8" office:value-type="float" office:value="4">
            <text:p>4</text:p>
          </table:table-cell>
          <table:table-cell table:style-name="ce12" office:value-type="string">
            <text:p>O campo ”Day” deve seguir as regras de número de dias por mês e <text:s/>ano bissesto.</text:p>
          </table:table-cell>
          <table:table-cell table:style-name="ce10" office:value-type="string">
            <text:p>31/09/1985</text:p>
            <text:p>29/02/2000</text:p>
          </table:table-cell>
          <table:table-cell table:style-name="ce12" office:value-type="string">
            <text:p>O campo não deve permitir a seleção de dias inexistentes.</text:p>
          </table:table-cell>
          <table:table-cell table:style-name="ce12" office:value-type="string">
            <text:p>Campo apresentando e aceitando qualquer dia selecionado. (Reprovado)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3" office:value-type="string" table:number-columns-spanned="5" table:number-rows-spanned="1">
            <text:p>Caso de teste</text:p>
          </table:table-cell>
          <table:covered-table-cell table:number-columns-repeated="4" table:style-name="ce10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ID do caso de teste: <text:span text:style-name="T1">TC_003</text:span></text:p>
          </table:table-cell>
          <table:covered-table-cell table:style-name="ce5"/>
          <table:covered-table-cell table:style-name="ce10"/>
          <table:table-cell table:style-name="ce10" office:value-type="string" table:number-columns-spanned="2" table:number-rows-spanned="1">
            <text:p><text:span text:style-name="T2">Teste Projetado </text:span><text:span text:style-name="T2">por</text:span>: Rafael de Mello Alfarone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Prioridade de teste: <text:span text:style-name="T1">Alta</text:span></text:p>
          </table:table-cell>
          <table:covered-table-cell table:style-name="ce11"/>
          <table:covered-table-cell table:style-name="ce13"/>
          <table:table-cell table:style-name="ce11" office:value-type="string" table:number-columns-spanned="2" table:number-rows-spanned="1">
            <text:p><text:span text:style-name="T2">Data projetada </text:span><text:span text:style-name="T2">teste:</text:span> 26/08/2020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4" office:value-type="string" table:number-columns-spanned="3" table:number-rows-spanned="1">
            <text:p>Nome do módulo: <text:span text:style-name="T1">Register</text:span></text:p>
          </table:table-cell>
          <table:covered-table-cell table:number-columns-repeated="2" table:style-name="ce10"/>
          <table:table-cell table:style-name="ce5" office:value-type="string" table:number-columns-spanned="2" table:number-rows-spanned="1">
            <text:p>Teste executado por: <text:span text:style-name="T1">Rafael de </text:span><text:span text:style-name="T1">Mello Alfarone</text:span>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5" office:value-type="string" table:number-columns-spanned="3" table:number-rows-spanned="1">
            <text:p>Título do teste: <text:span text:style-name="T1">Testar o </text:span><text:span text:style-name="T1">campo “Photo”</text:span>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<text:span text:style-name="T2">Data de execução </text:span><text:span text:style-name="T2">do </text:span><text:span text:style-name="T2">teste:</text:span> 26/08/2020</text:p>
          </table:table-cell>
          <table:covered-table-cell table:style-name="ce4"/>
          <table:table-cell table:number-columns-repeated="1019"/>
        </table:table-row>
        <table:table-row table:style-name="ro3">
          <table:table-cell table:style-name="ce5" office:value-type="string" table:number-columns-spanned="5" table:number-rows-spanned="1">
            <text:p>Descrição: <text:span text:style-name="T1">Verifica</text:span><text:span text:style-name="T1">r regras do campo </text:span><text:span text:style-name="T1">“Photo”.</text:span></text:p>
          </table:table-cell>
          <table:covered-table-cell table:number-columns-repeated="4" table:style-name="ce10"/>
          <table:table-cell table:number-columns-repeated="1019"/>
        </table:table-row>
        <table:table-row table:style-name="ro3">
          <table:table-cell table:style-name="ce6"/>
          <table:table-cell table:number-columns-repeated="1023"/>
        </table:table-row>
        <table:table-row table:style-name="ro4">
          <table:table-cell table:style-name="ce4" office:value-type="string" table:number-columns-spanned="5" table:number-rows-spanned="1">
            <text:p>Condições prévias: <text:span text:style-name="T1">Acessar </text:span><text:span text:style-name="T1">módulo “Register”</text:span></text:p>
            <text:p>Dependências: <text:span text:style-name="T1">Nenhuma</text:span>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5" office:value-type="string">
            <text:p>Nº Etapa</text:p>
          </table:table-cell>
          <table:table-cell table:style-name="ce5" office:value-type="string">
            <text:p>Etapas do Teste</text:p>
          </table:table-cell>
          <table:table-cell table:style-name="ce5" office:value-type="string">
            <text:p>Dados de teste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atual e status</text:p>
          </table:table-cell>
          <table:table-cell table:number-columns-repeated="1019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2" office:value-type="string">
            <text:p>Campo não obrigatório e tipo botão.</text:p>
          </table:table-cell>
          <table:table-cell table:style-name="ce10" office:value-type="string">
            <text:p>Enviar campo em branco.</text:p>
          </table:table-cell>
          <table:table-cell table:style-name="ce12" office:value-type="string">
            <text:p>Campo não obrigatório.</text:p>
          </table:table-cell>
          <table:table-cell table:style-name="ce12" office:value-type="string">
            <text:p>Campo seguindo a regra (Aprovado)</text:p>
          </table:table-cell>
          <table:table-cell table:number-columns-repeated="1019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2" office:value-type="string">
            <text:p>O campo deve permitir envio apenas de imagens.</text:p>
          </table:table-cell>
          <table:table-cell table:style-name="ce10" office:value-type="string">
            <text:p>Arquivos com imagem</text:p>
            <text:p>Arquivos sem imagem</text:p>
          </table:table-cell>
          <table:table-cell table:style-name="ce12" office:value-type="string">
            <text:p>O Campo deve permitir o envio apenas de arquivos com imagens e retornar erro quando enviado arquivo sem imagem.</text:p>
          </table:table-cell>
          <table:table-cell table:style-name="ce12" office:value-type="string">
            <text:p>O campo está permitindo envio de qualquer arquivo. (Reprovado)</text:p>
          </table:table-cell>
          <table:table-cell table:number-columns-repeated="1019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6/08/2020</text:date>, <text:time>22:4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7:43:52.054000000</meta:creation-date>
    <dc:date>2020-08-26T22:49:38.25</dc:date>
    <meta:editing-duration>PT3H5M39S</meta:editing-duration>
    <meta:editing-cycles>6</meta:editing-cycles>
    <meta:generator>OpenOffice/4.1.6$Win32 OpenOffice.org_project/416m1$Build-9790</meta:generator>
    <meta:document-statistic meta:table-count="1" meta:cell-count="109" meta:object-count="0"/>
  </office:meta>
</office:document-meta>
</file>